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B000003FA8EC11228.png" manifest:media-type="image/png"/>
  <manifest:file-entry manifest:full-path="Pictures/1002A809000156B80002C60944EF0BCE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53cm" svg:stroke-color="#ff0000" draw:marker-start-width="0.279cm" draw:marker-end-width="0.279cm" draw:fill="none" loext:fill-use-slide-background="false" draw:textarea-horizontal-align="justify" draw:textarea-vertical-align="middle" draw:auto-grow-height="false" fo:min-height="1.337cm" fo:min-width="6.803cm" fo:padding-top="0.151cm" fo:padding-bottom="0.151cm" fo:padding-left="0.276cm" fo:padding-right="0.276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7.735cm" svg:height="181.768cm" svg:x="0cm" svg:y="0cm">
          <draw:image xlink:href="Pictures/1002A809000156B80002C60944EF0BCE.svg" xlink:type="simple" xlink:show="embed" xlink:actuate="onLoad" draw:mime-type="image/svg+xml">
            <text:p/>
          </draw:image>
          <draw:image xlink:href="Pictures/10000001000001EB000003FA8EC11228.png" xlink:type="simple" xlink:show="embed" xlink:actuate="onLoad" draw:mime-type="image/png"/>
        </draw:frame>
        <draw:custom-shape draw:style-name="gr2" draw:text-style-name="P2" draw:layer="layout" svg:width="7.303cm" svg:height="1.587cm" svg:x="26.749cm" svg:y="13.73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5.477cm" fo:margin-bottom="5.477cm" fo:margin-left="5.477cm" fo:margin-right="5.477cm" fo:page-width="87.736cm" fo:page-height="181.76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05T17:34:06.820350976</dc:date>
    <meta:editing-duration>PT1H24M50S</meta:editing-duration>
    <meta:editing-cycles>1</meta:editing-cycles>
    <meta:document-statistic meta:object-count="2"/>
    <meta:generator>LibreOffice/24.2.7.2$Linux_X86_64 LibreOffice_project/420$Build-2</meta:generator>
  </office:meta>
</office:document-meta>
</file>